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bold"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bold"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bold" fo:font-family="'Times New Roman'" style:font-family-asian="'Times New Roman'" style:font-family-complex="'Times New Roman'"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fo:font-family="'Times New Roman'" style:font-family-asian="'Times New Roman'" style:font-family-complex="'Times New Roman'"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2.70pt" fo:text-indent="-2.70pt">
        <style:tab-stops>
          <style:tab-stop style:position="35.75pt"/>
          <style:tab-stop style:position="3338.35pt"/>
          <style:tab-stop style:position="421118.95pt" style:type="righ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2.70pt" fo:text-indent="-2.70pt">
        <style:tab-stops>
          <style:tab-stop style:position="35.75pt"/>
          <style:tab-stop style:position="3338.35pt"/>
          <style:tab-stop style:position="421118.95pt" style:type="right"/>
        </style:tab-stops>
      </style:paragraph-properties>
    </style:style>
    <style:style style:name="P5"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1"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20"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0.50pt" fo:text-indent="-0.50pt">
        <style:tab-stops>
          <style:tab-stop style:position="67.75pt"/>
          <style:tab-stop style:position="3340.55pt"/>
          <style:tab-stop style:position="421121.15pt" style:type="righ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0.50pt" fo:text-indent="-0.50pt">
        <style:tab-stops>
          <style:tab-stop style:position="67.75pt"/>
          <style:tab-stop style:position="3340.55pt"/>
          <style:tab-stop style:position="421121.15pt" style:type="right"/>
        </style:tab-stops>
      </style:paragraph-properties>
    </style:style>
    <style:style style:name="P27"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0" style:family="paragraph">
      <style:paragraph-properties fo:line-height="100.00%" fo:text-align="left"/>
    </style:style>
    <style:style style:name="P31"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4" style:family="paragraph">
      <style:paragraph-properties fo:line-height="100.00%" fo:text-align="left"/>
    </style:style>
    <style:style style:name="P35"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6" style:family="paragraph">
      <style:paragraph-properties fo:line-height="100.00%" fo:text-align="left"/>
    </style:style>
    <style:style style:name="P37"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8" style:family="paragraph">
      <style:paragraph-properties fo:line-height="100.00%" fo:text-align="left"/>
    </style:style>
    <style:style style:name="P39"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40" style:family="paragraph">
      <style:paragraph-properties fo:line-height="100.00%" fo:text-align="left"/>
    </style:style>
    <style:style style:name="P41"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42" style:family="paragraph">
      <style:paragraph-properties fo:line-height="100.00%" fo:text-align="left"/>
    </style:style>
    <style:style style:name="P43"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44" style:family="paragraph">
      <style:paragraph-properties fo:line-height="100.00%" fo:text-align="left"/>
    </style:style>
    <style:style style:name="TableColumn0100" style:family="table-column">
      <style:table-column-properties style:column-width="0.534028in"/>
    </style:style>
    <style:style style:name="TableColumn0101" style:family="table-column">
      <style:table-column-properties style:column-width="1.507639in"/>
    </style:style>
    <style:style style:name="TableColumn0102" style:family="table-column">
      <style:table-column-properties style:column-width="4.656250in"/>
    </style:style>
    <style:style style:name="Table01" style:family="table">
      <style:table-properties style:width="6.69791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10001"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1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2" style:family="table-row">
      <style:table-row-properties style:min-row-height="1.000000in"/>
    </style:style>
    <style:style style:name="TableCell01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3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4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6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6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7" style:family="table-row">
      <style:table-row-properties style:min-row-height="0.375000in"/>
    </style:style>
    <style:style style:name="TableCell0107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7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7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Column0200" style:family="table-column">
      <style:table-column-properties style:column-width="0.947917in"/>
    </style:style>
    <style:style style:name="TableColumn0201" style:family="table-column">
      <style:table-column-properties style:column-width="1.650000in"/>
    </style:style>
    <style:style style:name="TableColumn0202" style:family="table-column">
      <style:table-column-properties style:column-width="1.976389in"/>
    </style:style>
    <style:style style:name="Table02" style:family="table">
      <style:table-properties style:width="4.57430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3472in solid #000000" fo:border-left="0.003472in solid #000000" fo:border-right="0.000694in solid #000000" fo:border-bottom="0.003472in solid #000000" fo:padding-left="0.006944in" fo:padding-right="0.006944in" fo:vertical-align="top" fo:background-color="#ffffff"/>
    </style:style>
    <style:style style:name="TableCell0200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002"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0201" style:family="table-row">
      <style:table-row-properties/>
    </style:style>
    <style:style style:name="TableCell0201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1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1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2" style:family="table-row">
      <style:table-row-properties/>
    </style:style>
    <style:style style:name="TableCell0202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2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2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3" style:family="table-row">
      <style:table-row-properties/>
    </style:style>
    <style:style style:name="TableCell0203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3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3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4" style:family="table-row">
      <style:table-row-properties/>
    </style:style>
    <style:style style:name="TableCell0204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4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4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5" style:family="table-row">
      <style:table-row-properties/>
    </style:style>
    <style:style style:name="TableCell0205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5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5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6" style:family="table-row">
      <style:table-row-properties/>
    </style:style>
    <style:style style:name="TableCell0206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6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6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7" style:family="table-row">
      <style:table-row-properties/>
    </style:style>
    <style:style style:name="TableCell0207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7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7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8" style:family="table-row">
      <style:table-row-properties/>
    </style:style>
    <style:style style:name="TableCell0208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8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8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office:automatic-styles>
  <office:body>
    <office:text>
      <text:p text:style-name="P1"><text:span text:style-name="T1">Overview of the RS422 communication</text:span></text:p>
      <text:p text:style-name="P1"><text:span text:style-name="T2"/></text:p>
      <text:p text:style-name="P1"><text:span text:style-name="T3">The LED poles are connected to the master controller via a RS422 link. A differential signalling scheme was chosen due to the long cable lengths, and to help reduce the effects of noise. RS422 was chosen rather than RS485 due to the fact each wire is unidirectional. This is needed so the master can send data at any time, and the bus will not be ‘owned’ by a slave device (which can happen when using RS485).</text:span></text:p>
      <text:p text:style-name="P1"><text:span text:style-name="T4"/></text:p>
      <text:p text:style-name="P1"><text:span text:style-name="T5">While the master can send data to all poles (via a ‘Y’ split at each pole), a limitation of this scheme is that only one pole can have a return link to the master. This link will go to the last pole in the chain, which should help ensure that the integrity of the entire chain can be determined.</text:span></text:p>
      <text:p text:style-name="P1"><text:span text:style-name="T6"/></text:p>
      <text:p text:style-name="P1"><text:span text:style-name="T7">The exact data rate used will be determined in experiments with the full system, however initial tests will aim for 9600 baud. This equates to around 1ms per byte transmitted.</text:span></text:p>
      <text:p text:style-name="P1"><text:span text:style-name="T8"/></text:p>
      <text:p text:style-name="P1"><text:span text:style-name="T9">Protocol for the RS422 communication</text:span></text:p>
      <text:p text:style-name="P1"><text:span text:style-name="T10"/></text:p>
      <text:p text:style-name="P1"><text:span text:style-name="T11">For the sake of speed there are two types of commands, firstly there needs to be a high speed command to ensure that all LED controllers can get updated as quickly as possible.</text:span></text:p>
      <text:p text:style-name="P1"><text:span text:style-name="T12"/></text:p>
      <text:p text:style-name="P1"><text:span text:style-name="T13">[Update][Type][LED1][SIZE1][LED2][SIZE2][LED3][SIZE3][CHECK]</text:span></text:p>
      <text:p text:style-name="P1"><text:span text:style-name="T14"/></text:p>
      <text:p text:style-name="P1"><text:span text:style-name="T15">[Update] will have the value 0xFE, however this will be ignored if in between a [Start] and [End]. If this value is detected it will be assumed that the next 7 bytes are for each of the LED strips, each device will be aware of it's own ID value and will only process the correct bytes.</text:span></text:p>
      <text:p text:style-name="P1"><text:span text:style-name="T15">[Type] will have one of the following values:</text:span></text:p>
      <text:p text:style-name="P1"><text:span text:style-name="T15"><text:tab/>0x00<text:tab/>Add LED at top of pole (which will then descend at the set speed)</text:span></text:p>
      <text:p text:style-name="P1"><text:span text:style-name="T15"><text:tab/>0x01<text:tab/>Set beacon colour (SIZE parameter is ignored)</text:span></text:p>
      <text:p text:style-name="P1"><text:span text:style-name="T15"><text:tab/>0x02<text:tab/>Set all LEDs on pole (caution drawing too much current with all LEDs on<text:s/></text:span><text:span text:style-name="T16">–</text:span><text:span text:style-name="T17"><text:s/>maybe limit this to certain colours?)</text:span></text:p>
      <text:p text:style-name="P1"><text:span text:style-name="T18"><text:tab/>0x03 <text:tab/>Set beacon background colour (SIZE parameter is ignored)</text:span></text:p>
      <text:p text:style-name="P1"><text:span text:style-name="T18">[LEDx] corresponds to a lookup table of up to 255 24 bit colour codes with value 0 being reserved for no colour, similarly any unrecognised colour code will produce no colour.</text:span></text:p>
      <text:p text:style-name="P1"><text:span text:style-name="T18">[SIZEx] dictates the size of the LED ‘block’ to load, as an integer number of LEDs. A size of 0 corresponds to no block of light; any other number will correspond to between 1 and 255 LEDs.</text:span></text:p>
      <text:p text:style-name="P1"><text:span text:style-name="T18">[CHECK] is a checksum, equal to the XOR of all bytes after [Update]. Whether it is required will be seen in testing. Probably not<text:s/></text:span><text:span text:style-name="T19">–</text:span><text:span text:style-name="T20"><text:s/>you</text:span><text:span text:style-name="T21">’</text:span><text:span text:style-name="T22">d need both a glitch in LED and SIZE for anything to start coming down an unwanted pole (0x00 for either means no data).<text:tab/></text:span></text:p>
      <text:p text:style-name="P1"><text:span text:style-name="T23"/></text:p>
      <text:p text:style-name="P1"><text:span text:style-name="T23"/></text:p>
      <text:p text:style-name="P1"><text:span text:style-name="T24">As any other commands will not need to be processed quite so quickly, these will follow the much more rigid structure dictated below.</text:span></text:p>
      <text:p text:style-name="P1"><text:span text:style-name="T25"/></text:p>
      <text:p text:style-name="P1"><text:span text:style-name="T26">[Start][Addr][Cmd][Len][Data(0)]...[Data(Len-1)][End]</text:span></text:p>
      <text:p text:style-name="P1"><text:span text:style-name="T27"/></text:p>
      <text:p text:style-name="P1"><text:span text:style-name="T28">[Start] has the value 0xFC.</text:span></text:p>
      <text:p text:style-name="P1"><text:span text:style-name="T28">[Addr] will be the ID of the device you are trying to communicate with<text:s/></text:span><text:span text:style-name="T29">–</text:span><text:span text:style-name="T30"><text:s/>0x00 will be broadcast.</text:span></text:p>
      <text:p text:style-name="P1"><text:span text:style-name="T31">[Cmd] will be the command you wish the device to execute.</text:span></text:p>
      <text:p text:style-name="P1"><text:span text:style-name="T31">[Len] will be the number of data bytes in this command.</text:span></text:p>
      <text:p text:style-name="P1"><text:span text:style-name="T31">[Data(x)] will be data byte number x.</text:span></text:p>
      <text:p text:style-name="P1"><text:span text:style-name="T31">[End] has the value of 0xFD.</text:span></text:p>
      <text:p text:style-name="P1"><text:span text:style-name="T32"/></text:p>
      <text:p text:style-name="P1"><text:span text:style-name="T33">Commands:</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3"><text:span text:style-name="T35">Value</text:span><text:span text:style-name="T36"/></text:p>
          </table:table-cell>
          <table:table-cell table:style-name="TableCell010001">
            <text:p text:style-name="P3"><text:span text:style-name="T37">Can be broadcast</text:span><text:span text:style-name="T38"/></text:p>
          </table:table-cell>
          <table:table-cell table:style-name="TableCell010002">
            <text:p text:style-name="P3"><text:span text:style-name="T39">Description</text:span><text:span text:style-name="T40"/></text:p>
          </table:table-cell>
        </table:table-row>
        <table:table-row table:style-name="TableRow0101">
          <table:table-cell table:style-name="TableCell010100">
            <text:p text:style-name="P6"><text:span text:style-name="T41">0x01</text:span><text:span text:style-name="T42"/></text:p>
          </table:table-cell>
          <table:table-cell table:style-name="TableCell010101">
            <text:p text:style-name="P6"><text:span text:style-name="T43">Yes</text:span><text:span text:style-name="T44"/></text:p>
          </table:table-cell>
          <table:table-cell table:style-name="TableCell010102">
            <text:p text:style-name="P6"><text:span text:style-name="T45">Set update speed, contains a uint16 specifying the update speed in ms.<text:s text:c="2"/>Note the entire pole delay is equal to update speed * 150.</text:span><text:span text:style-name="T46"/></text:p>
          </table:table-cell>
        </table:table-row>
        <table:table-row table:style-name="TableRow0102">
          <table:table-cell table:style-name="TableCell010200">
            <text:p text:style-name="P9"><text:span text:style-name="T47">0x02</text:span><text:span text:style-name="T48"/></text:p>
          </table:table-cell>
          <table:table-cell table:style-name="TableCell010201">
            <text:p text:style-name="P9"><text:span text:style-name="T49">Yes</text:span><text:span text:style-name="T50"/></text:p>
          </table:table-cell>
          <table:table-cell table:style-name="TableCell010202">
            <text:p text:style-name="P9"><text:span text:style-name="T51">Get update speed, no data. Get the current update speed of the specified device. Device will return uint16 specifying update speed in ms. Note the entire pole delay is equal to update speed * 150. This can be used as a broadcast command if required, as only one pole has ownership of the return link to the master.</text:span><text:span text:style-name="T52"/></text:p>
          </table:table-cell>
        </table:table-row>
        <table:table-row table:style-name="TableRow0103">
          <table:table-cell table:style-name="TableCell010300">
            <text:p text:style-name="P12"><text:span text:style-name="T53">0x03</text:span><text:span text:style-name="T54"/></text:p>
          </table:table-cell>
          <table:table-cell table:style-name="TableCell010301">
            <text:p text:style-name="P12"><text:span text:style-name="T55">Yes</text:span><text:span text:style-name="T56"/></text:p>
          </table:table-cell>
          <table:table-cell table:style-name="TableCell010302">
            <text:p text:style-name="P12"><text:span text:style-name="T57">Change beacon fade rate (1 data byte) specifies number of cycles until back to background.</text:span><text:span text:style-name="T58"/></text:p>
          </table:table-cell>
        </table:table-row>
        <table:table-row table:style-name="TableRow0104">
          <table:table-cell table:style-name="TableCell010400">
            <text:p text:style-name="P14"><text:span text:style-name="T59">0x04</text:span><text:span text:style-name="T60"/></text:p>
          </table:table-cell>
          <table:table-cell table:style-name="TableCell010401">
            <text:p text:style-name="P14"><text:span text:style-name="T61">Yes</text:span><text:span text:style-name="T62"/></text:p>
          </table:table-cell>
          <table:table-cell table:style-name="TableCell010402">
            <text:p text:style-name="P14"><text:span text:style-name="T63">Reset, no data. Will clear all LED's and reset the buffers to empty.</text:span><text:span text:style-name="T64"/></text:p>
          </table:table-cell>
        </table:table-row>
        <table:table-row table:style-name="TableRow0105">
          <table:table-cell table:style-name="TableCell010500">
            <text:p text:style-name="P16"><text:span text:style-name="T65">0x05</text:span><text:span text:style-name="T66"/></text:p>
          </table:table-cell>
          <table:table-cell table:style-name="TableCell010501">
            <text:p text:style-name="P16"><text:span text:style-name="T67">Yes</text:span><text:span text:style-name="T68"/></text:p>
          </table:table-cell>
          <table:table-cell table:style-name="TableCell010502">
            <text:p text:style-name="P16"><text:span text:style-name="T69">Display pole ID number visually (as a number of blocks). Useful for verifying communication and checking IDs have been set correctly</text:span><text:span text:style-name="T70"/></text:p>
          </table:table-cell>
        </table:table-row>
        <table:table-row table:style-name="TableRow0106">
          <table:table-cell table:style-name="TableCell010600">
            <text:p text:style-name="P18"><text:span text:style-name="T71">0x06</text:span><text:span text:style-name="T72"/></text:p>
          </table:table-cell>
          <table:table-cell table:style-name="TableCell010601">
            <text:p text:style-name="P18"><text:span text:style-name="T73">Yes</text:span><text:span text:style-name="T74"/></text:p>
          </table:table-cell>
          <table:table-cell table:style-name="TableCell010602">
            <text:p text:style-name="P18"><text:span text:style-name="T75">Set maximum current. Used to scale back brightness as more LEDs are turned on to avoid excessive voltage drop along strip. Not quite sure what form this will take yet, but determines what point scaling back of brightness happens</text:span><text:span text:style-name="T76"/></text:p>
          </table:table-cell>
        </table:table-row>
        <table:table-row table:style-name="TableRow0107">
          <table:table-cell table:style-name="TableCell010700">
            <text:p text:style-name="P21"><text:span text:style-name="T77">0x07</text:span><text:span text:style-name="T78"/></text:p>
          </table:table-cell>
          <table:table-cell table:style-name="TableCell010701">
            <text:p text:style-name="P21"><text:span text:style-name="T79">Yes</text:span><text:span text:style-name="T80"/></text:p>
          </table:table-cell>
          <table:table-cell table:style-name="TableCell010702">
            <text:p text:style-name="P21"><text:span text:style-name="T81">Reverse direction of scrolling. Useful for graphical effects/other games???</text:span><text:span text:style-name="T82"/></text:p>
          </table:table-cell>
        </table:table-row>
      </table:table>
      <text:p text:style-name="P23"><text:span text:style-name="T82"/></text:p>
      <text:p text:style-name="P23"><text:span text:style-name="T83">Colour Codes:</text:span></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25"><text:span text:style-name="T85">Byte</text:span><text:span text:style-name="T86"/></text:p>
          </table:table-cell>
          <table:table-cell table:style-name="TableCell020001">
            <text:p text:style-name="P25"><text:span text:style-name="T87">Colour (rr.gg.bb)</text:span><text:span text:style-name="T88"/></text:p>
          </table:table-cell>
          <table:table-cell table:style-name="TableCell020002">
            <text:p text:style-name="P25"><text:span text:style-name="T89">Colour</text:span><text:span text:style-name="T90"/></text:p>
          </table:table-cell>
        </table:table-row>
        <table:table-row table:style-name="TableRow0201">
          <table:table-cell table:style-name="TableCell020100">
            <text:p text:style-name="P28"><text:span text:style-name="T91">0x00</text:span><text:span text:style-name="T92"/></text:p>
          </table:table-cell>
          <table:table-cell table:style-name="TableCell020101">
            <text:p text:style-name="P28"><text:span text:style-name="T93">0x000000</text:span><text:span text:style-name="T94"/></text:p>
          </table:table-cell>
          <table:table-cell table:style-name="TableCell020102">
            <text:p text:style-name="P28"><text:span text:style-name="T95">Off (black)</text:span><text:span text:style-name="T96"/></text:p>
          </table:table-cell>
        </table:table-row>
        <table:table-row table:style-name="TableRow0202">
          <table:table-cell table:style-name="TableCell020200">
            <text:p text:style-name="P30"><text:span text:style-name="T97">0x01</text:span><text:span text:style-name="T98"/></text:p>
          </table:table-cell>
          <table:table-cell table:style-name="TableCell020201">
            <text:p text:style-name="P30"><text:span text:style-name="T99">0xFF0000</text:span><text:span text:style-name="T100"/></text:p>
          </table:table-cell>
          <table:table-cell table:style-name="TableCell020202">
            <text:p text:style-name="P30"><text:span text:style-name="T101">Red</text:span><text:span text:style-name="T102"/></text:p>
          </table:table-cell>
        </table:table-row>
        <table:table-row table:style-name="TableRow0203">
          <table:table-cell table:style-name="TableCell020300">
            <text:p text:style-name="P32"><text:span text:style-name="T103">0x02</text:span><text:span text:style-name="T104"/></text:p>
          </table:table-cell>
          <table:table-cell table:style-name="TableCell020301">
            <text:p text:style-name="P32"><text:span text:style-name="T105">0xFFFF00</text:span><text:span text:style-name="T106"/></text:p>
          </table:table-cell>
          <table:table-cell table:style-name="TableCell020302">
            <text:p text:style-name="P32"><text:span text:style-name="T107">Yellow</text:span><text:span text:style-name="T108"/></text:p>
          </table:table-cell>
        </table:table-row>
        <table:table-row table:style-name="TableRow0204">
          <table:table-cell table:style-name="TableCell020400">
            <text:p text:style-name="P34"><text:span text:style-name="T109">0x03</text:span><text:span text:style-name="T110"/></text:p>
          </table:table-cell>
          <table:table-cell table:style-name="TableCell020401">
            <text:p text:style-name="P34"><text:span text:style-name="T111">0x00FF00</text:span><text:span text:style-name="T112"/></text:p>
          </table:table-cell>
          <table:table-cell table:style-name="TableCell020402">
            <text:p text:style-name="P34"><text:span text:style-name="T113">Green</text:span><text:span text:style-name="T114"/></text:p>
          </table:table-cell>
        </table:table-row>
        <table:table-row table:style-name="TableRow0205">
          <table:table-cell table:style-name="TableCell020500">
            <text:p text:style-name="P36"><text:span text:style-name="T115">0x04</text:span><text:span text:style-name="T116"/></text:p>
          </table:table-cell>
          <table:table-cell table:style-name="TableCell020501">
            <text:p text:style-name="P36"><text:span text:style-name="T117">0x00FFFF</text:span><text:span text:style-name="T118"/></text:p>
          </table:table-cell>
          <table:table-cell table:style-name="TableCell020502">
            <text:p text:style-name="P36"><text:span text:style-name="T119">Cyan</text:span><text:span text:style-name="T120"/></text:p>
          </table:table-cell>
        </table:table-row>
        <table:table-row table:style-name="TableRow0206">
          <table:table-cell table:style-name="TableCell020600">
            <text:p text:style-name="P38"><text:span text:style-name="T121">0x05</text:span><text:span text:style-name="T122"/></text:p>
          </table:table-cell>
          <table:table-cell table:style-name="TableCell020601">
            <text:p text:style-name="P38"><text:span text:style-name="T123">0x0000FF</text:span><text:span text:style-name="T124"/></text:p>
          </table:table-cell>
          <table:table-cell table:style-name="TableCell020602">
            <text:p text:style-name="P38"><text:span text:style-name="T125">Blue</text:span><text:span text:style-name="T126"/></text:p>
          </table:table-cell>
        </table:table-row>
        <table:table-row table:style-name="TableRow0207">
          <table:table-cell table:style-name="TableCell020700">
            <text:p text:style-name="P40"><text:span text:style-name="T127">0x06</text:span><text:span text:style-name="T128"/></text:p>
          </table:table-cell>
          <table:table-cell table:style-name="TableCell020701">
            <text:p text:style-name="P40"><text:span text:style-name="T129">0xFF00FF</text:span><text:span text:style-name="T130"/></text:p>
          </table:table-cell>
          <table:table-cell table:style-name="TableCell020702">
            <text:p text:style-name="P40"><text:span text:style-name="T131">Magenta</text:span><text:span text:style-name="T132"/></text:p>
          </table:table-cell>
        </table:table-row>
        <table:table-row table:style-name="TableRow0208">
          <table:table-cell table:style-name="TableCell020800">
            <text:p text:style-name="P42"><text:span text:style-name="T133">0x07</text:span><text:span text:style-name="T134"/></text:p>
          </table:table-cell>
          <table:table-cell table:style-name="TableCell020801">
            <text:p text:style-name="P42"><text:span text:style-name="T135">0xFFFFFF</text:span><text:span text:style-name="T136"/></text:p>
          </table:table-cell>
          <table:table-cell table:style-name="TableCell020802">
            <text:p text:style-name="P42"><text:span text:style-name="T137">White</text:span><text:span text:style-name="T138"/></text:p>
          </table:table-cell>
        </table:table-row>
      </table:table>
      <text:p text:style-name="P44"><text:span text:style-name="T138"/></text:p>
      <text:p text:style-name="P44"><text:span text:style-name="T1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